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 office:value-type="float" office:value="7054" calcext:value-type="float">
            <text:p>7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office:value-type="float" office:value="6988" calcext:value-type="float">
            <text:p>6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office:value-type="float" office:value="0.17" calcext:value-type="float">
            <text:p>0,17</text:p>
          </table:table-cell>
          <table:table-cell office:value-type="float" office:value="6989" calcext:value-type="float">
            <text:p>6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office:value-type="float" office:value="6984" calcext:value-type="float">
            <text:p>6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 office:value-type="float" office:value="7105" calcext:value-type="float">
            <text:p>7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4" calcext:value-type="float">
            <text:p>99,54</text:p>
          </table:table-cell>
          <table:table-cell office:value-type="float" office:value="0.46" calcext:value-type="float">
            <text:p>0,46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office:value-type="float" office:value="6925" calcext:value-type="float">
            <text:p>6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7123" calcext:value-type="float">
            <text:p>7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7045" calcext:value-type="float">
            <text:p>7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9" calcext:value-type="float">
            <text:p>99,689</text:p>
          </table:table-cell>
          <table:table-cell table:formula="of:=AVERAGE([.C2:.C11])" office:value-type="float" office:value="0.311" calcext:value-type="float">
            <text:p>0,311</text:p>
          </table:table-cell>
          <table:table-cell table:formula="of:=AVERAGE([.D2:.D11])" office:value-type="float" office:value="8140.7" calcext:value-type="float">
            <text:p>8140,7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64624116853219" calcext:value-type="float">
            <text:p>0,6462411685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08:15.8643260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47:42.963237486</meta:creation-date>
    <dc:date>2017-12-30T18:09:57.895259497</dc:date>
    <meta:editing-duration>PT4M46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